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3.364cm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0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6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8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3399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l</text:span><text:span text:style-name="T1">a</text:span><text:span text:style-name="T1">s</text:span><text:span text:style-name="T1">s </text:span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text:span text:style-name="T1">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</text:span><text:span text:style-name="T2">er</text:span><text:span text:style-name="T2">si</text:span><text:span text:style-name="T2">o</text:span><text:span text:style-name="T2">n </text:span><text:span text:style-name="T2">1: </text:span><text:span text:style-name="T2">D</text:span><text:span text:style-name="T2">r. </text:span><text:span text:style-name="T2">O</text:span><text:span text:style-name="T2">fir </text:span><text:span text:style-name="T2">P</text:span><text:span text:style-name="T2">el</text:span><text:span text:style-name="T2">e</text:span></text:p>
            <text:p text:style-name="P3"><text:span text:style-name="T2">V</text:span><text:span text:style-name="T2">er</text:span><text:span text:style-name="T2">si</text:span><text:span text:style-name="T2">o</text:span><text:span text:style-name="T2">n </text:span><text:span text:style-name="T2">2: </text:span><text:span text:style-name="T2">D</text:span><text:span text:style-name="T2">r. </text:span><text:span text:style-name="T2">E</text:span><text:span text:style-name="T2">re</text:span><text:span text:style-name="T2">l </text:span><text:span text:style-name="T2">S</text:span><text:span text:style-name="T2">e</text:span><text:span text:style-name="T2">g</text:span><text:span text:style-name="T2">al</text:span><text:span text:style-name="T2">-</text:span><text:span text:style-name="T2">H</text:span><text:span text:style-name="T2">al</text:span><text:span text:style-name="T2">e</text:span><text:span text:style-name="T2">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8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Keywor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8"><text:span text:style-name="T6">Type arguments</text:span></text:p>
              </table:table-cell>
              <table:table-cell>
                <text:p text:style-name="P8"><text:span text:style-name="T8">Any</text:span></text:p>
              </table:table-cell>
              <table:table-cell>
                <text:p text:style-name="P8"><text:span text:style-name="T9">Only objects</text:span></text:p>
                <text:p text:style-name="P8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1">S</text:span><text:span text:style-name="T11">t</text:span><text:span text:style-name="T11">ri</text:span><text:span text:style-name="T11">n</text:span><text:span text:style-name="T11">g</text:span><text:span text:style-name="T12"> </text:span><text:span text:style-name="T12">S</text:span><text:span text:style-name="T12">t</text:span><text:span text:style-name="T12">a</text:span><text:span text:style-name="T12">c</text:span><text:span text:style-name="T12">k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</text:span><text:span text:style-name="T14">rhs); </text:span></text:p>
            <text:p text:style-name="P12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C</text:span><text:span text:style-name="T12">l</text:span><text:span text:style-name="T12">a</text:span><text:span text:style-name="T12">s</text:span><text:span text:style-name="T12">s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5"><text:span text:style-name="T19">The actual code for maintaining the stack </text:span><text:span text:style-name="T19">has nothing to do with the particulars of the </text:span><text:span text:style-name="T19">string type.</text:span></text:p>
              </text:list-item>
              <text:list-item>
                <text:p text:style-name="P15"><text:span text:style-name="T19">Can we have a generic implementation of </text:span><text:span text:style-name="T19">stack?</text:span></text:p>
              </text:list-item>
            </text:list>
            <text:p text:style-name="P15"><text:span text:style-name="T19"/></text:p>
            <text:p text:style-name="P15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S</text:span><text:span text:style-name="T12">t</text:span><text:span text:style-name="T12">a</text:span><text:span text:style-name="T12">c</text:span><text:span text:style-name="T12">k </text:span><text:span text:style-name="T20">(f</text:span><text:span text:style-name="T20">ol</text:span><text:span text:style-name="T20">d</text:span><text:span text:style-name="T20">er </text:span><text:span text:style-name="T20">2)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6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List; </text:span><text:span text:style-name="T28">// T = int </text:span><text:span text:style-name="T28"><text:line-break/></text:span><text:span text:style-name="T27">Stk&lt;string&gt; stringList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16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is similar to non-template code, but:</text:span></text:p>
            <text:list text:style-name="L5">
              <text:list-item>
                <text:p text:style-name="P16"><text:span text:style-name="T29">Add </text:span><text:span text:style-name="T30">template</text:span><text:span text:style-name="T29">&lt;…&gt; statement before the class </text:span><text:span text:style-name="T29">definition</text:span></text:p>
              </text:list-item>
              <text:list-item>
                <text:p text:style-name="P15"><text:span text:style-name="T29">Use template argument as type in class definition</text:span></text:p>
              </text:list-item>
              <text:list-item>
                <text:p text:style-name="P15"><text:span text:style-name="T29">To implement methods outside the class definition </text:span><text:span text:style-name="T29">(but still in header: .h.hpp, not in a cpp file!):</text:span></text:p>
              </text:list-item>
            </text:list>
            <text:p text:style-name="P17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draw:frame draw:name="מציין מיקום של מספר שקופית 2" presentation:style-name="pr11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ri</text:span><text:span text:style-name="T1">c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- </text:span><text:span text:style-name="T1"><text:line-break/></text:span><text:span text:style-name="T1">It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i</text:span><text:span text:style-name="T12">n</text:span><text:span text:style-name="T12">g </text:span><text:span text:style-name="T12">a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29">We want to initialize a stack from a primitive array.</text:span></text:p>
              </text:list-item>
            </text:list>
            <text:p text:style-name="P18"><text:span text:style-name="T29"/></text:p>
            <text:list text:continue-numbering="true" text:style-name="L6">
              <text:list-item>
                <text:p text:style-name="P18"><text:span text:style-name="T34">int arr[6];</text:span></text:p>
              </text:list-item>
              <text:list-item>
                <text:p text:style-name="P18"><text:span text:style-name="T35">We can use a pointer to initial position and </text:span><text:span text:style-name="T35"><text:line-break/></text:span><text:span text:style-name="T36">one to the position after the last</text:span><text:span text:style-name="T35">:</text:span></text:p>
              </text:list-item>
              <text:list-item>
                <text:p text:style-name="P18"><text:span text:style-name="T37">Stk&lt;int&gt; myStack(</text:span><text:span text:style-name="T37"><text:line-break/></text:span><text:span text:style-name="T37"> <text:s text:c="3"/>arr,</text:span><text:span text:style-name="T38">arr</text:span><text:span text:style-name="T36">+sizeof(arr)/sizeof(*arr)</text:span><text:span text:style-name="T3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i</text:span><text:span text:style-name="T12">n</text:span><text:span text:style-name="T12">g </text:span><text:span text:style-name="T12">a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9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</text:span><text:span text:style-name="T26">const </text:span><text:span text:style-name="T27">T* p=begin; p!=end; ++p) {</text:span></text:p>
            <text:p text:style-name="P16"><text:span text:style-name="T27"><text:s text:c="6"/></text:span><text:span text:style-name="T27">push(*p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i</text:span><text:span text:style-name="T12">n</text:span><text:span text:style-name="T12">g </text:span><text:span text:style-name="T12">a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6"><text:span text:style-name="T27"><text:s text:c="6"/></text:span><text:span text:style-name="T27">push(*begin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P</text:span><text:span text:style-name="T12">o</text:span><text:span text:style-name="T12">i</text:span><text:span text:style-name="T12">n</text:span><text:span text:style-name="T12">t</text:span><text:span text:style-name="T12">e</text:span><text:span text:style-name="T12">r </text:span><text:span text:style-name="T12">P</text:span><text:span text:style-name="T12">a</text:span><text:span text:style-name="T12">r</text:span><text:span text:style-name="T12">a</text:span><text:span text:style-name="T12">d</text:span><text:span text:style-name="T12">i</text:span><text:span text:style-name="T12">g</text:span><text:span text:style-name="T12">m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341cm" svg:height="15.874cm" svg:x="0.847cm" svg:y="2.963cm" presentation:class="outline" presentation:user-transformed="true">
          <draw:text-box>
            <text:p text:style-name="P15"><text:span text:style-name="T29">Code like:</text:span></text:p>
            <text:p text:style-name="P16"><text:span text:style-name="T30">const</text:span><text:span text:style-name="T33"> T* begin=theList;</text:span></text:p>
            <text:p text:style-name="P16"><text:span text:style-name="T30">const</text:span><text:span text:style-name="T33"> T* end= </text:span><text:span text:style-name="T33">list+sizeof(theList)/sizeof(*theList);</text:span></text:p>
            <text:p text:style-name="P16"><text:span text:style-name="T30">for</text:span><text:span text:style-name="T33">(; begin!=end; ++begin) </text:span><text:span text:style-name="T33"><text:line-break/></text:span><text:span text:style-name="T33">{ </text:span><text:span text:style-name="T33"><text:line-break/></text:span><text:span text:style-name="T33">   </text:span><text:span text:style-name="T39">// Do something with *begin </text:span><text:span text:style-name="T39"><text:line-break/></text:span><text:span text:style-name="T33">} </text:span></text:p>
            <text:list text:style-name="L6">
              <text:list-item>
                <text:p text:style-name="P15"><text:span text:style-name="T29">Applies to all elements in [begin,end-1]</text:span></text:p>
              </text:list-item>
              <text:list-item>
                <text:p text:style-name="P15"><text:span text:style-name="T29">Common in C/C++ programs</text:span></text:p>
              </text:list-item>
              <text:list-item>
                <text:p text:style-name="P15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40">Object that behaves “almost” like a pointer </text:span></text:p>
              </text:list-item>
              <text:list-item>
                <text:p text:style-name="P18"><text:span text:style-name="T29">Allows to iterate over elements of a container</text:span></text:p>
              </text:list-item>
            </text:list>
            <text:p text:style-name="P15"><text:span text:style-name="T29"/></text:p>
            <text:p text:style-name="P15"><text:span text:style-name="T29">Example:</text:span></text:p>
            <text:p text:style-name="P16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1">" "</text:span><text:span text:style-name="T33"> &lt;&lt; *i &lt;&lt; </text:span><text:span text:style-name="T41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o emulate pointers, we need:</text:span></text:p>
            <text:list text:style-name="L7">
              <text:list-item>
                <text:p text:style-name="P15"><text:span text:style-name="T29">copy constructor</text:span></text:p>
              </text:list-item>
              <text:list-item>
                <text:p text:style-name="P16"><text:span text:style-name="T30">operator</text:span><text:span text:style-name="T33">= (copy) </text:span></text:p>
              </text:list-item>
              <text:list-item>
                <text:p text:style-name="P16"><text:span text:style-name="T30">operator</text:span><text:span text:style-name="T33">==, != (compare) </text:span></text:p>
              </text:list-item>
              <text:list-item>
                <text:p text:style-name="P16"><text:span text:style-name="T30">operator</text:span><text:span text:style-name="T33">* (access value) </text:span></text:p>
              </text:list-item>
              <text:list-item>
                <text:p text:style-name="P16"><text:span text:style-name="T30">operator</text:span><text:span text:style-name="T33">++ (increment) </text:span></text:p>
              </text:list-item>
            </text:list>
            <text:p text:style-name="P20"><text:span text:style-name="T33">And maybe:</text:span></text:p>
            <text:list text:continue-numbering="true" text:style-name="L7">
              <text:list-item>
                <text:p text:style-name="P16"><text:span text:style-name="T30">operator</text:span><text:span text:style-name="T33">[] (random access)</text:span></text:p>
              </text:list-item>
              <text:list-item>
                <text:p text:style-name="P16"><text:span text:style-name="T30">operator</text:span><text:span text:style-name="T33">+= / -= (random jump)</text:span></text:p>
              </text:list-item>
              <text:list-item>
                <text:p text:style-name="P16"><text:span text:style-name="T33">...</text:span></text:p>
              </text:list-item>
            </text:list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S</text:span><text:span text:style-name="T12">t</text:span><text:span text:style-name="T12">k</text:span><text:span text:style-name="T12">&lt;</text:span><text:span text:style-name="T12">T</text:span><text:span text:style-name="T12">&gt; </text:span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20"> </text:span><text:span text:style-name="T20">(f</text:span><text:span text:style-name="T20">ol</text:span><text:span text:style-name="T20">d</text:span><text:span text:style-name="T20">er </text:span><text:span text:style-name="T20">2)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42">Create an inner class, keep a pointer to a node.</text:span></text:p>
            <text:p text:style-name="P16"><text:span text:style-name="T26">class</text:span><text:span text:style-name="T27"> iterator </text:span><text:span text:style-name="T27"><text:line-break/></text:span><text:span text:style-name="T27">{ </text:span><text:span text:style-name="T27"><text:line-break/></text:span><text:span text:style-name="T26">private</text:span><text:span text:style-name="T27">: </text:span><text:span text:style-name="T27"><text:line-break/></text:span><text:span text:style-name="T27">   Node *m_pointer; </text:span><text:span text:style-name="T27"><text:line-break/></text:span><text:span text:style-name="T27">}; </text:span><text:span text:style-name="T27"><text:line-break/></text:span><text:span text:style-name="T42">Provides encapsulation, since through such an iterator </text:span><text:span text:style-name="T42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</text:span><text:span text:style-name="T12">n</text:span><text:span text:style-name="T12">it</text:span><text:span text:style-name="T12">i</text:span><text:span text:style-name="T12">a</text:span><text:span text:style-name="T12">li</text:span><text:span text:style-name="T12">z</text:span><text:span text:style-name="T12">i</text:span><text:span text:style-name="T12">n</text:span><text:span text:style-name="T12">g </text:span><text:span text:style-name="T12">a </text:span><text:span text:style-name="T12">S</text:span><text:span text:style-name="T12">t</text:span><text:span text:style-name="T12">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We now want to initialize a stack from using parts of </text:span><text:span text:style-name="T29">another stack. Something like:</text:span></text:p>
            <text:p text:style-name="P15"><text:span text:style-name="T33"/></text:p>
            <text:p text:style-name="P15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5"><text:span text:style-name="T33"><text:s text:c="6"/></text:span><text:span text:style-name="T33">push(*begin); </text:span></text:p>
            <text:p text:style-name="P15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</text:span><text:span text:style-name="T12">n</text:span><text:span text:style-name="T12">it</text:span><text:span text:style-name="T12">i</text:span><text:span text:style-name="T12">a</text:span><text:span text:style-name="T12">li</text:span><text:span text:style-name="T12">z</text:span><text:span text:style-name="T12">i</text:span><text:span text:style-name="T12">n</text:span><text:span text:style-name="T12">g </text:span><text:span text:style-name="T12">a </text:span><text:span text:style-name="T12">S</text:span><text:span text:style-name="T12">t</text:span><text:span text:style-name="T12">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6.034cm" svg:height="15.874cm" svg:x="0.847cm" svg:y="2.54cm" presentation:class="outline" presentation:user-transformed="true">
          <draw:text-box>
            <text:p text:style-name="P15"><text:span text:style-name="T43">Compare:</text:span></text:p>
            <text:p text:style-name="P15"><text:span text:style-name="T44">Stk&lt;T&gt;::Stk&lt;T&gt;(iterator begin, iterator end) { </text:span><text:span text:style-name="T44"><text:line-break/></text:span><text:span text:style-name="T44">   </text:span><text:span text:style-name="T45">for</text:span><text:span text:style-name="T44">(; begin!=end; ++begin) {</text:span></text:p>
            <text:p text:style-name="P15"><text:span text:style-name="T44"><text:s text:c="6"/></text:span><text:span text:style-name="T44">push(*begin); </text:span></text:p>
            <text:p text:style-name="P15"><text:span text:style-name="T44"><text:s text:c="3"/></text:span><text:span text:style-name="T44">}</text:span><text:span text:style-name="T44"><text:line-break/></text:span><text:span text:style-name="T44">}</text:span></text:p>
            <text:p text:style-name="P15"><text:span text:style-name="T43">To:</text:span></text:p>
            <text:p text:style-name="P16"><text:span text:style-name="T44">Stk&lt;T&gt;::Stk&lt;T&gt;(</text:span><text:span text:style-name="T45">const </text:span><text:span text:style-name="T44">T* begin, </text:span><text:span text:style-name="T45">const </text:span><text:span text:style-name="T44">T* end) { </text:span><text:span text:style-name="T44"><text:line-break/></text:span><text:span text:style-name="T44">   </text:span><text:span text:style-name="T45">for</text:span><text:span text:style-name="T44">(; begin!=end; ++begin) {</text:span></text:p>
            <text:p text:style-name="P16"><text:span text:style-name="T44"><text:s text:c="6"/></text:span><text:span text:style-name="T44">push(*begin); </text:span></text:p>
            <text:p text:style-name="P16"><text:span text:style-name="T44"><text:s text:c="3"/></text:span><text:span text:style-name="T44">}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o</text:span><text:span text:style-name="T12">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for copying using </text:span></text:p>
            <text:list text:style-name="L8">
              <text:list-item>
                <text:list>
                  <text:list-item>
                    <text:p text:style-name="P21"><text:span text:style-name="T29">T* </text:span></text:p>
                  </text:list-item>
                  <text:list-item>
                    <text:p text:style-name="P21"><text:span text:style-name="T29">Stk&lt;T&gt;::iterator</text:span></text:p>
                  </text:list-item>
                </text:list>
              </text:list-item>
            </text:list>
            <text:p text:style-name="P15"><text:span text:style-name="T29">are essentially identical on purpose --- iterators mimic </text:span><text:span text:style-name="T29">pointers!</text:span></text:p>
            <text:p text:style-name="P15"><text:span text:style-name="T29"/></text:p>
            <text:p text:style-name="P15"><text:span text:style-name="T29">Can we write the code once?</text:span></text:p>
            <text:p text:style-name="P15"><text:span text:style-name="T29">Yes: template inside template</text:span><text:span text:style-name="T46"> (folder 2)</text:span></text:p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2" draw:layer="layout" svg:width="24.129cm" svg:height="15.662cm" svg:x="0.635cm" svg:y="2.752cm" presentation:class="outline" presentation:user-transformed="true">
          <draw:text-box>
            <text:p text:style-name="P15"><text:span text:style-name="T47">Write a function for summing all elements of a </text:span><text:span text:style-name="T47">container. <text:s/></text:span></text:p>
            <text:p text:style-name="P15"><text:span text:style-name="T48">The function should work with all kinds of containers:</text:span></text:p>
            <text:list text:style-name="L3">
              <text:list-item>
                <text:p text:style-name="P15"><text:span text:style-name="T48">Native array;</text:span></text:p>
              </text:list-item>
              <text:list-item>
                <text:p text:style-name="P15"><text:span text:style-name="T48">Linked list;</text:span></text:p>
              </text:list-item>
              <text:list-item>
                <text:p text:style-name="P15"><text:span text:style-name="T48">vector;</text:span></text:p>
              </text:list-item>
              <text:list-item>
                <text:p text:style-name="P15"><text:span text:style-name="T48">user defined...</text:span></text:p>
              </text:list-item>
            </text:list>
            <text:p text:style-name="P15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4</meta:editing-cycles>
    <meta:print-date>1999-11-04T13:06:28</meta:print-date>
    <meta:creation-date>1999-10-10T10:49:40</meta:creation-date>
    <dc:date>2019-06-11T12:10:57.562562597</dc:date>
    <meta:editing-duration>P27DT15H19M52S</meta:editing-duration>
    <meta:generator>LibreOffice/6.1.5.2$Linux_X86_64 LibreOffice_project/10$Build-2</meta:generator>
    <dc:creator>Erel Segal-Halevi</dc:creator>
    <meta:document-statistic meta:object-count="14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